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Arial" fo:font-size="12pt" officeooo:paragraph-rsid="000d8bbf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fo:font-weight="bold" officeooo:rsid="000d8bbf" officeooo:paragraph-rsid="000d8bbf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50%"/>
      <style:text-properties style:font-name="Arial" fo:font-size="12pt" officeooo:rsid="0011c2b7" style:font-size-asian="12pt" style:font-size-complex="12pt"/>
    </style:style>
    <style:style style:name="P4" style:family="paragraph" style:parent-style-name="Standard">
      <style:paragraph-properties fo:line-height="150%"/>
      <style:text-properties style:font-name="Arial" fo:font-size="12pt" officeooo:rsid="0011c2b7" officeooo:paragraph-rsid="0011c2b7" style:font-size-asian="12pt" style:font-size-complex="12pt"/>
    </style:style>
    <style:style style:name="P5" style:family="paragraph" style:parent-style-name="Standard">
      <style:paragraph-properties fo:line-height="150%"/>
      <style:text-properties style:font-name="Arial" fo:font-size="12pt" officeooo:rsid="000edfef" officeooo:paragraph-rsid="000edfef" style:font-size-asian="12pt" style:font-size-complex="12pt"/>
    </style:style>
    <style:style style:name="T1" style:family="text">
      <style:text-properties officeooo:rsid="000d8bbf"/>
    </style:style>
    <style:style style:name="T2" style:family="text">
      <style:text-properties officeooo:rsid="000edfef"/>
    </style:style>
    <style:style style:name="T3" style:family="text">
      <style:text-properties officeooo:rsid="00103e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ercícios Laboratório Polimorfismo, Classes Abstratas</text:p>
      <text:p text:style-name="P3"/>
      <text:p text:style-name="P1"><text:span text:style-name="T1">1) </text:span>Implemente uma classe abstrata Figura, sem <text:span text:style-name="T1">nenhum </text:span>atributo. E<text:span text:style-name="T1">la </text:span>possui dois métodos abstratos: um que calcula e retorna a área da figura e um que calcula e retorna o perímetro da figura.</text:p>
      <text:p text:style-name="P1"><text:tab/>a) A classe Figura é <text:span text:style-name="T1">superclasse de</text:span> três classes: Quadrado, <text:span text:style-name="T1">tendo o </text:span>lado <text:span text:style-name="T1">como atributo;</text:span> Triângulo, <text:span text:style-name="T1">tendo a </text:span>base, <text:span text:style-name="T3">lado1, lado2</text:span> e altura <text:span text:style-name="T1">como atributo</text:span> e Círculo, <text:span text:style-name="T1">tendo o </text:span>raio <text:span text:style-name="T1">como atributo</text:span>. Cada classe herdada deve implementar os métodos abstratos da superclasse. Os atributos podem ou não ser preenchidos nos construtores (criar dois construtores: <text:span text:style-name="T1">um padrão e outro recebendo os atributos</text:span>). Os métodos para consultar e alterar (gets e sets) o valor dos atributos devem estar disponíveis. </text:p>
      <text:p text:style-name="P1"><text:tab/><text:span text:style-name="T2">b</text:span>) Crie ainda uma classe Retângulo, que é um tipo especial (filha) de Quadrado. A classe deve sobrescrever os métodos para calcular a área e o perímetro da Figura, já que ela também precisa da altura, <text:span text:style-name="T1">além do </text:span>atributo lado <text:span text:style-name="T1">que</text:span> já existe. Em seguida, crie um objeto deste tipo e <text:span text:style-name="T1">utilize</text:span> seus métodos.</text:p>
      <text:p text:style-name="P1"><text:tab/><text:span text:style-name="T2">c</text:span>) <text:span text:style-name="T1">Escreva um programa que crie </text:span>um objeto para cada uma das <text:span text:style-name="T1">quatro</text:span> classes e utilize os métodos para calcular a área e o perímetro. <text:tab/></text:p>
      <text:p text:style-name="P1"><text:tab/>d) Crie <text:span text:style-name="T1">ainda, no programa,</text:span> uma lista de figuras que armazena os objetos criados. Esta lista deve executar os métodos para calcular a área <text:span text:style-name="T1">e</text:span> o perímetro de cada figura.</text:p>
      <text:p text:style-name="P1"/>
      <text:p text:style-name="P5">2) Crie uma interface <text:span text:style-name="T3">Desenho</text:span> <text:span text:style-name="T3">que tenha um método desenhar que retorna um String. As classes Quadrado, Retângulo, Círculo e Triângulo devem implementar a interface obrigando que cada uma tenha o método desenhar implementado. Cada classe, no método desenhar, deve retornar uma mensagem referente ao desenho de cada figura, como por exemplo: “Desenhando a Figura Quadrado”.</text:span></text:p>
      <text:p text:style-name="P5"/>
      <text:p text:style-name="P4">3) Desenhe o diagrama de classes corresponden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9T21:48:01.540000000</meta:creation-date>
    <dc:date>2018-04-16T21:36:53.915000000</dc:date>
    <meta:editing-duration>PT21M42S</meta:editing-duration>
    <meta:editing-cycles>4</meta:editing-cycles>
    <meta:generator>LibreOffice/5.3.6.1$Windows_x86 LibreOffice_project/686f202eff87ef707079aeb7f485847613344eb7</meta:generator>
    <meta:document-statistic meta:table-count="0" meta:image-count="0" meta:object-count="0" meta:page-count="1" meta:paragraph-count="8" meta:word-count="287" meta:character-count="1753" meta:non-whitespace-character-count="1467"/>
  </office:meta>
</office:document-meta>
</file>